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1mm"/>
    </style:style>
    <style:style style:name="co2" style:family="table-column">
      <style:table-column-properties fo:break-before="auto" style:column-width="54.79mm"/>
    </style:style>
    <style:style style:name="co3" style:family="table-column">
      <style:table-column-properties fo:break-before="auto" style:column-width="70.2mm"/>
    </style:style>
    <style:style style:name="co4" style:family="table-column">
      <style:table-column-properties fo:break-before="auto" style:column-width="55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ame Number</text:p>
          </table:table-cell>
          <table:table-cell office:value-type="string" calcext:value-type="string">
            <text:p>Actual Width In meters </text:p>
          </table:table-cell>
          <table:table-cell office:value-type="string" calcext:value-type="string">
            <text:p>Actual Ahead in meters </text:p>
          </table:table-cell>
          <table:table-cell office:value-type="string" calcext:value-type="string">
            <text:p>Actual Height in meters</text:p>
          </table:table-cell>
        </table:table-row>
        <table:table-row table:style-name="ro1">
          <table:table-cell office:value-type="string" calcext:value-type="string">
            <text:p>104921.jpg</text:p>
          </table:table-cell>
          <table:table-cell office:value-type="float" office:value="2.40792" calcext:value-type="float">
            <text:p>2.40792</text:p>
          </table:table-cell>
          <table:table-cell office:value-type="float" office:value="7.348728" calcext:value-type="float">
            <text:p>7.348728</text:p>
          </table:table-cell>
          <table:table-cell office:value-type="float" office:value="2.40792" calcext:value-type="float">
            <text:p>2.40792</text:p>
          </table:table-cell>
        </table:table-row>
        <table:table-row table:style-name="ro1">
          <table:table-cell office:value-type="string" calcext:value-type="string">
            <text:p>105857.jpg</text:p>
          </table:table-cell>
          <table:table-cell office:value-type="float" office:value="2.4384" calcext:value-type="float">
            <text:p>2.4384</text:p>
          </table:table-cell>
          <table:table-cell office:value-type="float" office:value="6.21792" calcext:value-type="float">
            <text:p>6.21792</text:p>
          </table:table-cell>
          <table:table-cell office:value-type="float" office:value="2.40792" calcext:value-type="float">
            <text:p>2.40792</text:p>
          </table:table-cell>
        </table:table-row>
        <table:table-row table:style-name="ro1">
          <table:table-cell office:value-type="string" calcext:value-type="string">
            <text:p>110233.jpg</text:p>
          </table:table-cell>
          <table:table-cell office:value-type="float" office:value="2.40792" calcext:value-type="float">
            <text:p>2.40792</text:p>
          </table:table-cell>
          <table:table-cell office:value-type="float" office:value="4.69392" calcext:value-type="float">
            <text:p>4.69392</text:p>
          </table:table-cell>
          <table:table-cell office:value-type="float" office:value="2.40792" calcext:value-type="float">
            <text:p>2.40792</text:p>
          </table:table-cell>
        </table:table-row>
        <table:table-row table:style-name="ro1">
          <table:table-cell office:value-type="string" calcext:value-type="string">
            <text:p>110514.jpg</text:p>
          </table:table-cell>
          <table:table-cell office:value-type="float" office:value="1.46304" calcext:value-type="float">
            <text:p>1.46304</text:p>
          </table:table-cell>
          <table:table-cell office:value-type="float" office:value="3.16992" calcext:value-type="float">
            <text:p>3.16992</text:p>
          </table:table-cell>
          <table:table-cell office:value-type="float" office:value="2.40792" calcext:value-type="float">
            <text:p>2.40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2:32:14.617350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1:59:26.397451466</meta:creation-date>
    <meta:generator>LibreOffice/5.1.6.2$Linux_X86_64 LibreOffice_project/10m0$Build-2</meta:generator>
    <dc:date>2019-06-19T12:57:20.296775338</dc:date>
    <meta:editing-duration>PT7M38S</meta:editing-duration>
    <meta:editing-cycles>3</meta:editing-cycles>
    <meta:document-statistic meta:table-count="1" meta:cell-count="20" meta:object-count="0"/>
  </office:meta>
</office:document-meta>
</file>